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c9211e" loext:opacity="100%" style:font-name="Mono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/>
    </style:style>
    <style:style style:name="T4" style:family="text">
      <style:text-properties style:font-name="Mono" loext:padding="0cm" loext:border="none"/>
    </style:style>
    <style:style style:name="T5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Mono" fo:font-size="14pt" style:font-size-asian="14pt" style:font-size-complex="14pt"/>
    </style:style>
    <style:style style:name="T7" style:family="text">
      <style:text-properties style:font-name="Mono" fo:font-size="14pt" style:font-size-asian="14pt" style:font-size-complex="14pt" loext:padding="0cm" loext:border="none"/>
    </style:style>
    <style:style style:name="T8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9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1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17 | 📘 Aula - Estilizando Componentes no React</text:h>
      <text:p text:style-name="P7"/>
      <text:p text:style-name="P7"/>
      <text:h text:style-name="P2" text:outline-level="3"><text:bookmark text:name="introdução"/>Introdução</text:h>
      <text:p text:style-name="P11"/>
      <text:p text:style-name="P10">Nesta aula aprenderemos como lidar com estilização no React.</text:p>
      <text:h text:style-name="P3" text:outline-level="3"><text:bookmark text:name="relacionando-arquivos-de-css-com-meu-projeto"/>Relacionando arquivos de CSS com meu projeto</text:h>
      <text:p text:style-name="P10"/>
      <text:p text:style-name="P10">Para estilizarmos uma aplicação React, podemos utilizar o CSS que já estamos ambientados.</text:p>
      <text:p text:style-name="P9"><text:span text:style-name="T6">No entanto, há uma diferença importante: as importações serão feitas nos arquivos</text:span><text:span text:style-name="Strong_20_Emphasis"><text:span text:style-name="T7"> JSX em vez dos arquivos HTML.</text:span></text:span></text:p>
      <text:p text:style-name="P10">Observe o exemplo abaixo:</text:p>
      <text:p text:style-name="P5"><text:span text:style-name="Source_20_Text"><text:span text:style-name="T12">import './App.css'</text:span></text:span></text:p>
      <text:p text:style-name="P6"/>
      <text:p text:style-name="P5"><text:span text:style-name="Source_20_Text"><text:span text:style-name="T12">function App() {</text:span></text:span></text:p>
      <text:p text:style-name="P5"><text:span text:style-name="Source_20_Text"><text:span text:style-name="T12"><text:s text:c="2"/>return (</text:span></text:span></text:p>
      <text:p text:style-name="P5"><text:span text:style-name="Source_20_Text"><text:span text:style-name="T12"><text:s text:c="4"/>&lt;div className="App"&gt;</text:span></text:span></text:p>
      <text:p text:style-name="P6"/>
      <text:p text:style-name="P5"><text:span text:style-name="Source_20_Text"><text:span text:style-name="T12"><text:s text:c="4"/>&lt;/div&gt;</text:span></text:span></text:p>
      <text:p text:style-name="P4"><text:span text:style-name="Source_20_Text"><text:span text:style-name="T12">)</text:span></text:span></text:p>
      <text:p text:style-name="P9"><text:span text:style-name="T6">Note que, ao criarmos uma instalação de React, já são trazidos como exemplo alguns arquivos de CSS, e os mesmos estão importados em </text:span><text:span text:style-name="Source_20_Text"><text:span text:style-name="T8">App.jsx</text:span></text:span><text:span text:style-name="T6"> e </text:span><text:span text:style-name="Source_20_Text"><text:span text:style-name="T8">main.jsx</text:span></text:span><text:span text:style-name="T6"> utilizando uma importação simples de Javascript.</text:span></text:p>
      <text:p text:style-name="P10">Podemos utilizar esses arquivos como base. No entanto, é importante ressaltar que o React nos oferece bastante liberdade para arquitetar nossos estilos de maneira flexível. Podemos criar uma pasta separada para nossos estilos dentro da pasta "src" e, a partir daí, criar arquivos individuais de estilo para cada um dos nossos componentes, entre outras possibilidades.</text:p>
      <text:p text:style-name="P10"><text:soft-page-break/>Tenha em mente que uma importação de um arquivo css e um componente de React já vai ser suficiente para aplicar o estilo desejado em um projeto.</text:p>
      <text:p text:style-name="P5"><text:span text:style-name="Source_20_Text"><text:span text:style-name="T12">import './style.css'</text:span></text:span></text:p>
      <text:p text:style-name="P5"><text:span text:style-name="Source_20_Text"><text:span text:style-name="T12"/></text:span></text:p>
      <text:h text:style-name="P3" text:outline-level="3"><text:bookmark text:name="limitação-de-arquivos-.css"/>Limitação de arquivos .css</text:h>
      <text:p text:style-name="P10"/>
      <text:p text:style-name="P10">Apesar de o React nos permitir criar quantos arquivos CSS desejarmos em nossas aplicações, é importante observar que os arquivos CSS comuns, mesmo que importados apenas em componentes específicos, aplicarão o estilo em todo o projeto sempre que o componente for renderizado. Na próxima aula aprenderemos o recurso de module, que nos ajudará a lidar de forma mais eficiente com essa limitação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57:23.355159152</meta:creation-date>
    <dc:date>2024-03-12T09:00:16.317795575</dc:date>
    <meta:editing-duration>PT2M53S</meta:editing-duration>
    <meta:editing-cycles>1</meta:editing-cycles>
    <meta:document-statistic meta:table-count="0" meta:image-count="0" meta:object-count="0" meta:page-count="2" meta:paragraph-count="19" meta:word-count="254" meta:character-count="1616" meta:non-whitespace-character-count="1371"/>
    <meta:generator>LibreOffice/24.2.0.3$Linux_X86_64 LibreOffice_project/da48488a73ddd66ea24cf16bbc4f7b9c08e9bea1</meta:generator>
  </office:meta>
</office:document-meta>
</file>